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use-window-font-color="true" fo:font-size="11pt" fo:language="en" fo:country="AU" style:font-name-asian="Times New Roman" style:font-size-asian="11pt" style:language-asian="zxx" style:country-asian="none" style:font-name-complex="Times New Roman" style:font-size-complex="10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" fo:font-size="11pt" fo:language="en" fo:country="AU" style:font-name-asian="Times New Roman" style:font-size-asian="11pt" style:language-asian="zxx" style:country-asian="none" style:font-name-complex="Times New Roman" style:font-size-complex="10pt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" fo:font-size="11pt" fo:language="en" fo:country="US" style:font-name-asian="Times New Roman" style:font-size-asian="11pt" style:language-asian="zxx" style:country-asian="none" style:font-name-complex="Times New Roman" style:font-size-complex="10pt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8pt" fo:language="en" fo:country="US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8pt" fo:language="en" fo:country="US" fo:font-weight="normal" style:font-name-asian="Times New Roman" style:font-size-asian="8pt" style:language-asian="zxx" style:country-asian="none" style:font-weight-asian="normal" style:font-name-complex="Times New Roman" style:font-size-complex="8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Script" fo:font-size="24pt" fo:language="en" fo:country="US" fo:font-weight="bold" style:font-name-asian="Times New Roman" style:font-size-asian="24pt" style:language-asian="zxx" style:country-asian="none" style:font-weight-asian="bold" style:font-name-complex="Times New Roman" style:font-size-complex="24pt" style:language-complex="zxx" style:country-complex="none" style:font-weight-complex="bold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1pt" fo:language="en" fo:country="AU" style:font-name-asian="Times New Roman" style:font-size-asian="11pt" style:language-asian="zxx" style:country-asian="none" style:font-name-complex="Times New Roman" style:font-size-complex="10pt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1pt" fo:language="en" fo:country="US" style:font-name-asian="Times New Roman" style:font-size-asian="11pt" style:language-asian="zxx" style:country-asian="none" style:font-name-complex="Times New Roman" style:font-size-complex="10pt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1pt" fo:language="en" fo:country="US" fo:font-weight="bold" style:font-name-asian="Times New Roman" style:font-size-asian="11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1pt" fo:language="en" fo:country="U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1pt" fo:language="en" fo:country="AU" style:font-name-asian="Times New Roman" style:font-size-asian="11pt" style:language-asian="zxx" style:country-asian="none" style:font-name-complex="Times New Roman" style:font-size-complex="10pt" style:language-complex="zxx" style:country-complex="none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10pt" style:language-complex="zxx" style:country-complex="none"/>
    </style:style>
    <style:style style:name="T2" style:family="text">
      <style:text-properties style:font-name="Arial" fo:font-size="8pt" fo:language="en" fo:country="US" fo:font-weight="normal" style:font-name-asian="Times New Roman" style:font-size-asian="8pt" style:language-asian="zxx" style:country-asian="none" style:font-weight-asian="normal" style:font-name-complex="Times New Roman" style:font-size-complex="8pt" style:language-complex="zxx" style:country-complex="none" style:font-weight-complex="normal"/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date style:data-style-name="N106" text:date-value="2011-04-06T16:07:17.77">6 April, 2011</text:date></text:p>
      <text:p text:style-name="P3"/>
      <text:p text:style-name="P4">Dear <text:s/>Matt and Sandy</text:p>
      <text:p text:style-name="P4"/>
      <text:p text:style-name="P4">I hope things are going OK for you and your family. <text:s/>It will soon be time for our annual check up on each other.</text:p>
      <text:p text:style-name="P4"/>
      <text:p text:style-name="P4">I have enclosed two letters that I received from the ATO recently. <text:s/>It looks as though I have missed including the interest in your account in the 2008/2009 tax return.</text:p>
      <text:p text:style-name="P4"/>
      <text:p text:style-name="P4">I do sincerely apologise for this. <text:s/>Perhaps we were too busy talking and I missed it, <text:s/>I'm really not sure what could have happened.</text:p>
      <text:p text:style-name="P4"/>
      <text:p text:style-name="P4">The returns that were lodged definitely did not include any interest. <text:s/>Can you check that the details on the enclosed letters are correct and that you did indeed receive this interest. <text:s/>If it is correct, then we don't have to do anything and the ATO will amend the tax returns and send out a new assessment notice. <text:s/>If they incorrect, then I will talk to the ATO about it.</text:p>
      <text:p text:style-name="P4"/>
      <text:p text:style-name="P4">The new assessment notices will result in the following:</text:p>
      <text:p text:style-name="P4"/>
      <text:p text:style-name="P4"><text:s text:c="63"/>Matt<text:tab/><text:tab/><text:tab/>Sandy</text:p>
      <text:p text:style-name="P4">Original Assessment<text:tab/><text:tab/><text:tab/>$736.90 to pay<text:tab/>$865.45 refund</text:p>
      <text:p text:style-name="P4">The New Assessment<text:tab/><text:tab/> <text:s text:c="9"/>$1177.25 to pay<text:tab/>$399.51 refund</text:p>
      <text:p text:style-name="P4"/>
      <text:p text:style-name="P10">The Result<text:tab/><text:tab/><text:tab/><text:tab/>$440.35 to pay<text:tab/>$495.94 to pay</text:p>
      <text:p text:style-name="P10"/>
      <text:p text:style-name="P11">Any penalties and interest imposed I will cover. <text:s/></text:p>
      <text:p text:style-name="P11"/>
      <text:p text:style-name="P11">I will forward the new assessments to you as soon as I receive them.</text:p>
      <text:p text:style-name="P4"/>
      <text:p text:style-name="P4">Please ring or email me if you have any questions regarding any of this.</text:p>
      <text:p text:style-name="P4"/>
      <text:p text:style-name="P4">Once again, please accept my apologies for this omission. </text:p>
      <text:p text:style-name="P4"><text:s/></text:p>
      <text:p text:style-name="P4">Regards,</text:p>
      <text:p text:style-name="P4"/>
      <text:p text:style-name="P4"><text:s/></text:p>
      <text:p text:style-name="P7">Sue Wheatcroft</text:p>
      <text:p text:style-name="P6">Accountant</text:p>
      <text:p text:style-name="P1"><text:a xlink:type="simple" xlink:href="mailto:levi@wheatcroft.com.au"><text:span text:style-name="Internet_20_link"><text:span text:style-name="T2">sue</text:span></text:span></text:a><text:a xlink:type="simple" xlink:href="mailto:levi@wheatcroft.com.au"><text:span text:style-name="Internet_20_link"><text:span text:style-name="T2">@wheatcroft.com.au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A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>
        <style:tab-stops>
          <style:tab-stop style:position="1.429cm"/>
        </style:tab-stops>
      </style:paragraph-properties>
      <style:text-properties style:font-name="Arial"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General Letter - Sue</dc:title>
    <meta:creation-date>2011-04-06T15:43:20.79</meta:creation-date>
    <dc:language>en-AU</dc:language>
    <meta:editing-cycles>2</meta:editing-cycles>
    <meta:editing-duration>PT00H06M46S</meta:editing-duration>
    <meta:initial-creator>Sue Wheatcroft</meta:initial-creator>
    <meta:printed-by>Sue Wheatcroft</meta:printed-by>
    <meta:print-date>2011-04-06T16:00:58.20</meta:print-date>
    <meta:document-statistic meta:table-count="0" meta:image-count="0" meta:object-count="0" meta:page-count="1" meta:paragraph-count="21" meta:word-count="238" meta:character-count="1405"/>
    <dc:date>2011-04-06T16:07:17.71</dc:date>
    <dc:creator>Sue Wheatcroft</dc:creator>
    <meta:user-defined meta:name="Info 1"/>
    <meta:user-defined meta:name="Info 2"/>
    <meta:user-defined meta:name="Info 3"/>
    <meta:user-defined meta:name="Info 4"/>
    <meta:template xlink:type="simple" xlink:actuate="onRequest" xlink:title="General Letter - Sue" xlink:href="../General%20Letter%20-%20Sue.ott" meta:date="2011-04-06T15:43:19.17"/>
  </office:meta>
</office:document-meta>
</file>